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Vazirmatn" svg:font-family="Vazirmatn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azirmatn1" svg:font-family="Vazirmatn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align="end" style:justify-single-word="false" fo:text-indent="-0.25in" style:auto-text-indent="false" style:writing-mode="rl-tb"/>
    </style:style>
    <style:style style:name="P2" style:family="paragraph" style:parent-style-name="Standard" style:list-style-name="WWNum3">
      <style:paragraph-properties fo:margin-left="0.5in" fo:margin-right="0in" fo:text-align="end" style:justify-single-word="false" fo:text-indent="-0.25in" style:auto-text-indent="false" style:writing-mode="rl-tb"/>
    </style:style>
    <style:style style:name="P3" style:family="paragraph" style:parent-style-name="Standard" style:list-style-name="WWNum1">
      <style:paragraph-properties fo:margin-left="0.5in" fo:margin-right="0in" fo:text-align="end" style:justify-single-word="false" fo:text-indent="-0.25in" style:auto-text-indent="false" style:writing-mode="rl-tb"/>
    </style:style>
    <style:style style:name="P4" style:family="paragraph" style:parent-style-name="Standard" style:list-style-name="WWNum3">
      <style:paragraph-properties fo:margin-left="1in" fo:margin-right="0in" fo:text-align="end" style:justify-single-word="false" fo:text-indent="-0.25in" style:auto-text-indent="false" style:writing-mode="rl-tb"/>
    </style:style>
    <style:style style:name="P5" style:family="paragraph" style:parent-style-name="Standard" style:list-style-name="WWNum1">
      <style:paragraph-properties fo:margin-left="1in" fo:margin-right="0in" fo:text-align="end" style:justify-single-word="false" fo:text-indent="-0.25in" style:auto-text-indent="false" style:writing-mode="rl-tb"/>
    </style:style>
    <style:style style:name="P6" style:family="paragraph" style:parent-style-name="Standard" style:list-style-name="WWNum3">
      <style:paragraph-properties fo:margin-left="1.5in" fo:margin-right="0in" fo:text-align="end" style:justify-single-word="false" fo:text-indent="-0.25in" style:auto-text-indent="false" style:writing-mode="rl-tb"/>
    </style:style>
    <style:style style:name="P7" style:family="paragraph" style:parent-style-name="Standard" style:list-style-name="WWNum1">
      <style:paragraph-properties fo:margin-left="1.5in" fo:margin-right="0in" fo:text-align="end" style:justify-single-word="false" fo:text-indent="-0.25in" style:auto-text-indent="false" style:writing-mode="rl-tb"/>
    </style:style>
    <style:style style:name="P8" style:family="paragraph" style:parent-style-name="Heading_20_1" style:master-page-name="Standard">
      <style:paragraph-properties fo:text-align="end" style:justify-single-word="false" style:page-number="1" style:writing-mode="rl-tb"/>
    </style:style>
    <style:style style:name="P9" style:family="paragraph" style:parent-style-name="Heading_20_2">
      <style:paragraph-properties fo:text-align="end" style:justify-single-word="false" style:writing-mode="rl-tb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7ywyz6jj2zbh"/>صفحات برنامه</text:p>
      <text:p text:style-name="P9"><text:bookmark text:name="_97zrc7xgm4sy"/>صفحات اصلی سایت</text:p>
      <text:list xml:id="list3705376455" text:style-name="WWNum2">
        <text:list-item>
          <text:p text:style-name="P1">صفحه فرود Landing page</text:p>
        </text:list-item>
        <text:list-item>
          <text:p text:style-name="P1">حریم خصوصی و قوانین استفاده Privacy and Policy</text:p>
        </text:list-item>
        <text:list-item>
          <text:p text:style-name="P1">مستندات برنامه App Documents</text:p>
        </text:list-item>
        <text:list-item>
          <text:p text:style-name="P1">پشتیبانی و ارتباط بیشتر Support and Contact</text:p>
        </text:list-item>
        <text:list-item>
          <text:p text:style-name="P1">درباره پروژه About project</text:p>
        </text:list-item>
        <text:list-item>
          <text:p text:style-name="P1">ورود / ثبت‌نام / فراموشی رمز‌عبور SignUp / SignIn / Forget password</text:p>
        </text:list-item>
      </text:list>
      <text:p text:style-name="P9"><text:bookmark text:name="_cwmbs6jsxwyy"/>صفحات کاربر</text:p>
      <text:list xml:id="list1267724006" text:style-name="WWNum3">
        <text:list-item>
          <text:p text:style-name="P2"><text:span text:style-name="T3">داشبورد Dashboard</text:span></text:p>
          <text:list>
            <text:list-item>
              <text:p text:style-name="P4">آخرین سرویس‌ها</text:p>
            </text:list-item>
            <text:list-item>
              <text:p text:style-name="P4">خودرو کاربر</text:p>
            </text:list-item>
            <text:list-item>
              <text:p text:style-name="P4">کیلومتر باقی‌مانده تا سرویس بعدی</text:p>
            </text:list-item>
            <text:list-item>
              <text:p text:style-name="P4">خلاصه وضعیت سلامت خودرو</text:p>
            </text:list-item>
          </text:list>
        </text:list-item>
        <text:list-item>
          <text:p text:style-name="P2"><text:span text:style-name="T3">پروفایل کاربر User Profile</text:span></text:p>
          <text:list>
            <text:list-item>
              <text:p text:style-name="P4"><text:span text:style-name="T3">‍</text:span>نمایش اطلاعات شخصی کاربر</text:p>
            </text:list-item>
            <text:list-item>
              <text:p text:style-name="P4">ویرایش اطلاعات شخصی کاربر</text:p>
            </text:list-item>
            <text:list-item>
              <text:p text:style-name="P4">حذف حساب کاربری</text:p>
            </text:list-item>
          </text:list>
        </text:list-item>
        <text:list-item>
          <text:p text:style-name="P2"><text:span text:style-name="T3">خودرو Vehicle</text:span></text:p>
          <text:list>
            <text:list-item>
              <text:p text:style-name="P4">افزودن خودرو جدید</text:p>
            </text:list-item>
            <text:list-item>
              <text:p text:style-name="P4">ویرایش خودرو</text:p>
            </text:list-item>
            <text:list-item>
              <text:p text:style-name="P4">نمایش خودرهای ثبت شده</text:p>
            </text:list-item>
            <text:list-item>
              <text:p text:style-name="P4">حذف خودرو ثبت شده</text:p>
            </text:list-item>
            <text:list-item>
              <text:p text:style-name="P4">رفتن به صفحه سرویس‌های این خودرو</text:p>
            </text:list-item>
          </text:list>
        </text:list-item>
        <text:list-item>
          <text:p text:style-name="P2"><text:span text:style-name="T3">سرویس Service</text:span></text:p>
          <text:list>
            <text:list-item>
              <text:p text:style-name="P4"><text:soft-page-break/>افزودن سرویس جدید</text:p>
            </text:list-item>
            <text:list-item>
              <text:p text:style-name="P4">ویرایش سرویس</text:p>
            </text:list-item>
            <text:list-item>
              <text:p text:style-name="P4">حذف سرویس</text:p>
            </text:list-item>
            <text:list-item>
              <text:p text:style-name="P4">لیست سرویس‌ها</text:p>
            </text:list-item>
            <text:list-item>
              <text:p text:style-name="P4">جستجو سرویس‌ها</text:p>
            </text:list-item>
          </text:list>
        </text:list-item>
        <text:list-item>
          <text:p text:style-name="P2"><text:span text:style-name="T3">آمار و نمودار‌ها Analytics and Charts</text:span></text:p>
        </text:list-item>
        <text:list-item>
          <text:p text:style-name="P2"><text:span text:style-name="T3">یادآور‌های سرویس Reminder</text:span></text:p>
          <text:list>
            <text:list-item>
              <text:p text:style-name="P4">لیست یادآورها</text:p>
              <text:list>
                <text:list-item>
                  <text:p text:style-name="P6">عنوان - تاریخ - کیلومتر</text:p>
                </text:list-item>
              </text:list>
            </text:list-item>
          </text:list>
        </text:list-item>
        <text:list-item>
          <text:p text:style-name="P2"><text:span text:style-name="T3">تاریخچه کیلومتر Mileage History</text:span></text:p>
        </text:list-item>
        <text:list-item>
          <text:p text:style-name="P2"><text:span text:style-name="T3">تنظیمات برنامه Settings</text:span></text:p>
          <text:list>
            <text:list-item>
              <text:p text:style-name="P4">زبان برنامه</text:p>
            </text:list-item>
            <text:list-item>
              <text:p text:style-name="P4">تم رنگی برنامه</text:p>
            </text:list-item>
            <text:list-item>
              <text:p text:style-name="P4">تنظیمات ناتیفیکیشن</text:p>
            </text:list-item>
          </text:list>
        </text:list-item>
      </text:list>
      <text:p text:style-name="P9"><text:bookmark text:name="_6s7tehv82odt"/>صفحات مدیر سیستم</text:p>
      <text:list xml:id="list3127275166" text:style-name="WWNum1">
        <text:list-item>
          <text:p text:style-name="P3"><text:span text:style-name="T3">داشبورد ادمین Admin Dashboard</text:span></text:p>
          <text:list>
            <text:list-item>
              <text:p text:style-name="P5">اطلاعات عمومی سیستم </text:p>
              <text:list>
                <text:list-item>
                  <text:p text:style-name="P7">تعداد کاربران</text:p>
                </text:list-item>
                <text:list-item>
                  <text:p text:style-name="P7">تعداد خودرو‌ها</text:p>
                </text:list-item>
                <text:list-item>
                  <text:p text:style-name="P7">تعداد سرویس‌ها</text:p>
                </text:list-item>
              </text:list>
            </text:list-item>
            <text:list-item>
              <text:p text:style-name="P5">آخرین کاربران</text:p>
            </text:list-item>
            <text:list-item>
              <text:p text:style-name="P5">آخرین سرویس‌ها</text:p>
            </text:list-item>
          </text:list>
        </text:list-item>
        <text:list-item>
          <text:p text:style-name="P3"><text:span text:style-name="T3">کاربران Users</text:span></text:p>
          <text:list>
            <text:list-item>
              <text:p text:style-name="P5">لیست کاربران</text:p>
            </text:list-item>
            <text:list-item>
              <text:p text:style-name="P5">ویرایش کاربران</text:p>
            </text:list-item>
            <text:list-item>
              <text:p text:style-name="P5">حذف کاربران</text:p>
            </text:list-item>
            <text:list-item>
              <text:p text:style-name="P5"><text:soft-page-break/>مشاهده سرویس‌های کاربر</text:p>
            </text:list-item>
          </text:list>
        </text:list-item>
        <text:list-item>
          <text:p text:style-name="P3"><text:span text:style-name="T3">خودرو‌ها Vehicles</text:span></text:p>
          <text:list>
            <text:list-item>
              <text:p text:style-name="P5">لیست خودرو‌ها</text:p>
            </text:list-item>
            <text:list-item>
              <text:p text:style-name="P5">جستجوی خودرو</text:p>
            </text:list-item>
            <text:list-item>
              <text:p text:style-name="P5">ویرایش خودرو</text:p>
            </text:list-item>
            <text:list-item>
              <text:p text:style-name="P5">حذف خودرو</text:p>
            </text:list-item>
          </text:list>
        </text:list-item>
        <text:list-item>
          <text:p text:style-name="P3"><text:span text:style-name="T3">سرویس‌ها Services</text:span></text:p>
          <text:list>
            <text:list-item>
              <text:p text:style-name="P5">لیست سرویس‌ها</text:p>
            </text:list-item>
            <text:list-item>
              <text:p text:style-name="P5">ویرایش سرویس</text:p>
            </text:list-item>
            <text:list-item>
              <text:p text:style-name="P5">حذف سرویس</text:p>
            </text:list-item>
            <text:list-item>
              <text:p text:style-name="P5">جستجوی سرویس</text:p>
            </text:list-item>
          </text:list>
        </text:list-item>
        <text:list-item>
          <text:p text:style-name="P3"><text:span text:style-name="T3">قطعات Parts</text:span></text:p>
          <text:list>
            <text:list-item>
              <text:p text:style-name="P5">افرودن قطعه</text:p>
            </text:list-item>
            <text:list-item>
              <text:p text:style-name="P5">جستجو قطعه</text:p>
            </text:list-item>
            <text:list-item>
              <text:p text:style-name="P5">لیست قطعات</text:p>
            </text:list-item>
            <text:list-item>
              <text:p text:style-name="P5">ویرایش قطعه</text:p>
            </text:list-item>
            <text:list-item>
              <text:p text:style-name="P5">حذف قطعه</text:p>
            </text:list-item>
          </text:list>
        </text:list-item>
        <text:list-item>
          <text:p text:style-name="P3"><text:span text:style-name="T3">تنظیمات برنامه Performance</text:span></text:p>
          <text:list>
            <text:list-item>
              <text:p text:style-name="P5">فعال و غیر فعال کردن برنامه</text:p>
            </text:list-item>
            <text:list-item>
              <text:p text:style-name="P5">تنظیمات عمومی</text:p>
              <text:list>
                <text:list-item>
                  <text:p text:style-name="P7">آیکون برنامه</text:p>
                </text:list-item>
                <text:list-item>
                  <text:p text:style-name="P7">نام و عنوان برنامه</text:p>
                </text:list-item>
                <text:list-item>
                  <text:p text:style-name="P7">رنگ‌های اصلی برنامه</text:p>
                </text:list-item>
                <text:list-item>
                  <text:p text:style-name="P7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Vazirmatn" svg:font-family="Vazirmatn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azirmatn1" svg:font-family="Vazirmat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azirmatn" fo:font-size="11pt" fo:language="en" fo:country="none" style:letter-kerning="false" style:font-name-asian="Vazirmatn1" style:font-size-asian="11pt" style:language-asian="zh" style:country-asian="CN" style:font-name-complex="Vazirmatn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azirmatn" fo:font-size="11pt" fo:language="en" fo:country="none" style:letter-kerning="false" style:font-name-asian="Vazirmatn1" style:font-size-asian="11pt" style:language-asian="zh" style:country-asian="CN" style:font-name-complex="Vazirmatn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 fo:font-weight="bold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75" meta:word-count="295" meta:character-count="1403" meta:non-whitespace-character-count="1253"/>
    <meta:generator>LibreOfficeDev/6.0.5.2$Linux_X86_64 LibreOffice_project/</meta:generator>
  </office:meta>
</office:document-meta>
</file>